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99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ccf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measure">
      <style:graphic-properties svg:stroke-width="0.035cm" draw:marker-start="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0ccff" draw:textarea-horizontal-align="justify" draw:textarea-vertical-align="middle" draw:auto-grow-height="false" fo:min-height="0cm" fo:padding-top="0.142cm" fo:padding-bottom="0.142cm" fo:padding-left="0.267cm" fo:padding-right="0.267cm"/>
    </style:style>
    <style:style style:name="gr5" style:family="graphic" style:parent-style-name="measure">
      <style:graphic-properties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Courier New'" style:font-family-generic="modern" style:font-pitch="variable"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family="'Courier New'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'Courier New'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Courier New'" style:font-family-generic="modern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'Courier New'" style:font-family-generic="modern" style:font-pitch="variable" fo:font-size="8pt" style:font-size-asian="8pt" style:font-size-complex="8pt"/>
    </style:style>
    <style:style style:name="T6" style:family="text">
      <style:text-properties fo:font-family="'Courier New'" style:font-family-generic="moder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1.278cm" svg:y="0.802cm">
          <text:p text:style-name="P1"><text:span text:style-name="T1">[R]</text:span></text:p>
          <text:p text:style-name="P1"><text:span text:style-name="T2">pre-</text:span></text:p>
          <text:p text:style-name="P1"><text:span text:style-name="T2">process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905cm" svg:height="1.905cm" svg:x="5.228cm" svg:y="0.485cm">
          <text:p text:style-name="P1"><text:span text:style-name="T3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54cm" svg:height="1.905cm" svg:x="12.66cm" svg:y="0.485cm">
          <text:p text:style-name="P1"><text:span text:style-name="T1">[C]</text:span></text:p>
          <text:p text:style-name="P1"><text:span text:style-name="T4">add tree</text:span></text:p>
          <text:p text:style-name="P1"><text:span text:style-name="T4">to ensem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line-skew="0.51cm" svg:x1="13.93cm" svg:y1="2.39cm" svg:x2="9.885cm" svg:y2="2.39cm" draw:start-shape="id1" draw:start-glue-point="2" draw:end-shape="id2" draw:end-glue-point="2" svg:d="M13930 2390v1028h-4045v-1028">
          <text:p text:style-name="P4"><text:span text:style-name="T5"/></text:p>
          <text:p text:style-name="P4"><text:span text:style-name="T1">loop until</text:span></text:p>
          <text:p text:style-name="P4"><text:span text:style-name="T1">ntree</text:span></text:p>
          <text:p text:style-name="P4"><text:span text:style-name="T6"/></text:p>
        </draw:connector>
        <draw:custom-shape draw:style-name="gr4" draw:text-style-name="P2" xml:id="id2" draw:id="id2" draw:layer="layout" svg:width="2.54cm" svg:height="1.905cm" svg:x="8.615cm" svg:y="0.485cm">
          <text:p text:style-name="P1"><text:span text:style-name="T1">[C]</text:span></text:p>
          <text:p text:style-name="P1"><text:span text:style-name="T4">grow tr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508cm" svg:height="1.234cm" draw:transform="rotate (1.5707963267946) translate (11.306cm 1.6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508cm" svg:height="1.234cm" draw:transform="rotate (1.5707963267946) translate (7.264cm 1.6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54cm" svg:height="1.27cm" svg:x="16.621cm" svg:y="0.802cm">
          <text:p text:style-name="P1"><text:span text:style-name="T1">[R]</text:span></text:p>
          <text:p text:style-name="P1"><text:span text:style-name="T2">post-</text:span></text:p>
          <text:p text:style-name="P1"><text:span text:style-name="T2">process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508cm" svg:height="1.234cm" draw:transform="rotate (1.5707963267946) translate (3.908cm 1.6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508cm" svg:height="1.234cm" draw:transform="rotate (1.5707963267946) translate (15.301cm 1.6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3.8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03T12:02:17</dc:date>
    <dc:creator>Udaya Kogalur</dc:creator>
    <meta:editing-duration>P19DT7H29M57S</meta:editing-duration>
    <meta:editing-cycles>58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10"/>
  </office:meta>
</office:document-meta>
</file>